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verriddenMetaAnnotationAttributesTestContextAnnotationUtilsTests.contextConfiguration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verriddenMetaAnnotationAttributesTestContextAnnotationUtilsTests.overriddenContextConfigurationLocationsAndInheritLoc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verriddenMetaAnnotationAttributesTestContextAnnotationUtilsTests.contextConfigurationLocationsAndInheritLoc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verriddenMetaAnnotationAttributesTestContextAnnotationUtilsTests.overriddenContextConfiguration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